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1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co27" style:family="table-column">
      <style:table-column-properties fo:break-before="auto" style:column-width="1.3437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wrap-option="no-wrap"/>
      <style:text-properties style:font-name="Courier New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9"/>
        <table:table-column table:style-name="co2" table:default-cell-style-name="ce8"/>
        <table:table-column table:style-name="co23" table:default-cell-style-name="ce8"/>
        <table:table-column table:style-name="co24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5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7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5" office:value-type="string">
            <text:p>0x13784D0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2</text:p>
          </table:table-cell>
          <table:table-cell table:style-name="ce17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3</text:p>
          </table:table-cell>
          <table:table-cell table:style-name="ce17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4</text:p>
          </table:table-cell>
          <table:table-cell table:style-name="ce17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6</text:p>
          </table:table-cell>
          <table:table-cell table:style-name="ce17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7</text:p>
          </table:table-cell>
          <table:table-cell table:style-name="ce17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9</text:p>
          </table:table-cell>
          <table:table-cell table:style-name="ce17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C</text:p>
          </table:table-cell>
          <table:table-cell table:style-name="ce17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1B</text:p>
          </table:table-cell>
          <table:table-cell table:style-name="ce17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4</text:p>
          </table:table-cell>
          <table:table-cell table:style-name="ce17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5</text:p>
          </table:table-cell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7"/>
          <table:table-cell table:style-name="ce15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7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0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A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E4</text:p>
          </table:table-cell>
          <table:table-cell table:style-name="ce17"/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5"/>
          <table:table-cell table:style-name="ce17" table:number-columns-repeated="2"/>
          <table:table-cell table:style-name="ce15"/>
          <table:table-cell table:style-name="ce14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GameStats+0x2C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Game Options</text:p>
          </table:table-cell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Spee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Pad Vibr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ound Typ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GM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Voic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lood Leve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7" office:value-type="string">
            <text:p>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1</text:p>
          </table:table-cell>
          <table:table-cell table:style-name="ce17" office:value-type="string">
            <text:p>Norma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2</text:p>
          </table:table-cell>
          <table:table-cell table:style-name="ce17" office:value-type="string">
            <text:p>Mil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ption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HUD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LockOn Auto Swit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Auto avoidance w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Join Leaderboar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7" office:value-type="string">
            <text:p>Pointer to chardata1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 table:number-rows-repeated="2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9"/>
          <table:table-cell table:style-name="ce2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 table:number-rows-repeated="2">
          <table:table-cell table:style-name="ce14" table:number-columns-repeated="1024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Default" table:number-columns-repeated="2"/>
          <table:table-cell table:number-columns-repeated="1022"/>
        </table:table-row>
        <table:table-row table:style-name="ro3" table:number-rows-repeated="10477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1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 table:number-rows-repeated="104820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10/20/2016</text:date>, <text:time>04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20T04:25:33.87</dc:date>
    <meta:editing-duration>P10DT5H34M1S</meta:editing-duration>
    <meta:editing-cycles>480</meta:editing-cycles>
    <meta:generator>OpenOffice/4.1.2$Win32 OpenOffice.org_project/412m3$Build-9782</meta:generator>
    <meta:document-statistic meta:table-count="11" meta:cell-count="3021" meta:object-count="0"/>
  </office:meta>
</office:document-meta>
</file>